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a289a" officeooo:paragraph-rsid="000a289a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ca471" officeooo:paragraph-rsid="000ca471" style:font-size-asian="14pt" style:font-size-complex="14pt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5" style:family="paragraph" style:parent-style-name="Standard">
      <style:paragraph-properties fo:line-height="150%"/>
      <style:text-properties style:font-name="Ubuntu" fo:font-size="14pt" officeooo:rsid="000a289a" officeooo:paragraph-rsid="000a289a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a289a" officeooo:paragraph-rsid="000f1923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bed93" officeooo:paragraph-rsid="000ef80b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bed93" officeooo:paragraph-rsid="000f1923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ca471" officeooo:paragraph-rsid="000ca471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ca471" officeooo:paragraph-rsid="000ef80b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ca471" officeooo:paragraph-rsid="000f1923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paragraph-rsid="000ca471" style:font-size-asian="14pt" style:font-size-complex="14pt"/>
    </style:style>
    <style:style style:name="T1" style:family="text">
      <style:text-properties officeooo:rsid="000ca47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a471" style:font-weight-asian="bold" style:font-weight-complex="bold"/>
    </style:style>
    <style:style style:name="T4" style:family="text">
      <style:text-properties fo:font-weight="bold" officeooo:rsid="000ef80b" style:font-weight-asian="bold" style:font-weight-complex="bold"/>
    </style:style>
    <style:style style:name="T5" style:family="text">
      <style:text-properties officeooo:rsid="000ef80b"/>
    </style:style>
    <style:style style:name="T6" style:family="text">
      <style:text-properties officeooo:rsid="000f1923"/>
    </style:style>
    <style:style style:name="T7" style:family="text">
      <style:text-properties officeooo:rsid="000bed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rofundidade</text:h>
      <text:p text:style-name="P6"><text:span text:style-name="T7">Cria a ilusão de que os objetos <text:s/>tem diferentes niveis de distancia em relação ao observador, Tornando mais atraente e interessante. </text:span>É um principio importante do design. Mesmo utilizando uma midia plana de comunicação, ainda é possível criar a sensação de profundidade e a ilusão que o design se expande para além da segunda dimensão. <text:span text:style-name="T6">Através de </text:span>texturas, sombras, <text:span text:style-name="T6">perspectiva</text:span> etc.</text:p>
      <text:p text:style-name="P6"/>
      <text:p text:style-name="P11">A perspectiva desempenha um papel importante na criação do efeito de profundidade. Ao posicionar os objetos de forma a parecerem menores a medida que se afastam, é possível criar a sensação de distancia e profundidade.</text:p>
      <text:p text:style-name="P1"/>
      <text:p text:style-name="P10">Ao utilizar cores mais claras e vibrantes para os objetos mais próximos e cores mais escuras ou desbotadas para objetos mais distantes, é possível criar a sensação de profundidade <text:span text:style-name="T6">tambem</text:span>.</text:p>
      <text:h text:style-name="P3" text:outline-level="2"><text:span text:style-name="T5">T</text:span>ecnicas <text:span text:style-name="T5">de</text:span> profundidade em design:</text:h>
      <text:p text:style-name="P1"><text:span text:style-name="T2">Sombreamento -</text:span> As sombras podem ser complicadas de usar, pois nem sempre possuem formas lineares, as vezes elas se esticam, dobram, deformam e torcem. Então, uma boa tecnica para explorar o uso das sombras é observa-las no mundo real, ver como a luz atinge os objetos em diferentes pontos, de modo a tentar replicar essas observações.</text:p>
      <text:p text:style-name="P1"/>
      <text:p text:style-name="P1"><text:span text:style-name="T2">Sobrepor elementos -</text:span> Isso minimiza a aparencia plana e faz com que as coisas pareçam mais dimensionais, colocadas em diferentes niveis.</text:p>
      <text:p text:style-name="P1"><text:soft-page-break/></text:p>
      <text:p text:style-name="P1"><text:span text:style-name="T2">Perspectiva -</text:span> Proporciona aos elementos, muitas vezes, um efeito 3D. Ajustando a perspectiva de certos elementos, é possível dar a ilusão de leva-los para fora da pagina, criando uma profundidade instantânea.</text:p>
      <text:h text:style-name="P3" text:outline-level="2">Beneficios de usar profundidade</text:h>
      <text:p text:style-name="P8">ajuda a criar uma sensação de realismo. É util na area de publicidade e marketing, onde a imagem de um produto ou serviço precisa ser atrente e convincente para o publico. <text:span text:style-name="T5">T</text:span>ambem pode ajudar a direcionar a atenção para elementos especificos. Ao destacar objetos mais próximos ou maiores, é possível guiar o olhar do publico para onde se deseja, infatizando pontos importantes e transmitindo mensagens de forma mais eficaz.</text:p>
      <text:h text:style-name="P3" text:outline-level="2">Aplicações do efeito de profundidade</text:h>
      <text:p text:style-name="P7"><text:span text:style-name="T3">Pode ser aplicado em uma variedade de areas e midias -</text:span><text:span text:style-name="T1"> logotipos, banners, cartazes e outros materiais promocionais para torna-los mais atraentes e impactantes.</text:span></text:p>
      <text:p text:style-name="P7"/>
      <text:p text:style-name="P2"><text:span text:style-name="T2">Na UI -</text:span> desempenha um papel importante na construção de uma hierarquia visual clara, destacando elementos interativos e fornecendo feedback visual aos usuarios.</text:p>
      <text:p text:style-name="P2"/>
      <text:p text:style-name="P2"><text:span text:style-name="T4">E</text:span><text:span text:style-name="T2">m design responsivo -</text:span> <text:span text:style-name="T5">O</text:span>s elementos da interface se adaptam de acordo com o dispositivo e tamanho da tela, permitindo layouts mais dinamicos e interativos, proporcionando uma experiencia mais envolvente.</text:p>
      <text:p text:style-name="P2"/>
      <text:h text:style-name="P3" text:outline-level="2"><text:soft-page-break/>Efeitos de profundidade eficazes</text:h>
      <text:p text:style-name="P11">É fundamental entender o objetivo da imagem ou design e como o efeito pode contribuir para alcança-lo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20:02:31.768000000</meta:creation-date>
    <dc:date>2024-01-24T18:13:52.462000000</dc:date>
    <meta:editing-duration>PT2H46M40S</meta:editing-duration>
    <meta:editing-cycles>7</meta:editing-cycles>
    <meta:generator>EasyOffice/7.6.2.1.0$Windows_X86_64 LibreOffice_project/0bc4d647150f05f02b71ccb5539a4012b57f1faf</meta:generator>
    <meta:document-statistic meta:table-count="0" meta:image-count="0" meta:object-count="0" meta:page-count="3" meta:paragraph-count="16" meta:word-count="416" meta:character-count="2656" meta:non-whitespace-character-count="2255"/>
  </office:meta>
</office:document-meta>
</file>